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Calc">
      <style:text-properties style:font-name="DejaVu Sans1"/>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Input">
      <style:map style:condition="cell-content()&lt;0" style:apply-style-name="CalcError" style:base-cell-address="Satellite.C29"/>
    </style:style>
    <style:style style:name="ce30" style:family="table-cell" style:parent-style-name="Calc">
      <style:map style:condition="cell-content()&lt;0" style:apply-style-name="CalcError" style:base-cell-address="Satellite.C29"/>
    </style:style>
    <style:style style:name="ce101" style:family="table-cell" style:parent-style-name="CalcResultScientific"/>
    <style:style style:name="ce32" style:family="table-cell" style:parent-style-name="CalcResult"/>
    <style:style style:name="ce103" style:family="table-cell" style:parent-style-name="Calc">
      <style:text-properties style:font-name="DejaVu Sans" style:font-name-asian="DejaVu Sans" style:font-name-complex="DejaVu Sans"/>
    </style:style>
    <style:style style:name="ce104" style:family="table-cell" style:parent-style-name="Calc">
      <style:text-properties style:font-name="DejaVu Sans1" style:font-name-asian="DejaVu Sans1" style:font-name-complex="DejaVu Sans1"/>
    </style:style>
    <style:style style:name="ce35" style:family="table-cell" style:parent-style-name="Calc">
      <style:map style:condition="cell-content()&lt;0" style:apply-style-name="CalcError" style:base-cell-address="Compact.C10"/>
    </style:style>
    <style:style style:name="ce106" style:family="table-cell" style:parent-style-name="CalcResultScientific">
      <style:text-properties style:font-name="DejaVu Sans2" style:font-name-complex="DejaVu Sans2"/>
    </style:style>
    <style:style style:name="ce107" style:family="table-cell" style:parent-style-name="CalcResultScientific">
      <style:text-properties style:font-name="DejaVu Sans2" style:font-name-complex="DejaVu Sans2"/>
    </style:style>
    <style:style style:name="ce108" style:family="table-cell" style:parent-style-name="Calc">
      <style:text-properties style:font-name="DejaVu Sans2" style:font-name-complex="DejaVu Sans2"/>
    </style:style>
    <style:style style:name="ce39" style:family="table-cell" style:parent-style-name="Calc"/>
    <style:style style:name="ce40" style:family="table-cell" style:parent-style-name="CalcBoxBottom"/>
    <style:style style:name="ce112" style:family="table-cell" style:parent-style-name="Calc">
      <style:text-properties style:font-name-asian="DejaVu Sans"/>
    </style:style>
    <style:style style:name="ce114" style:family="table-cell" style:parent-style-name="CalcResultScientific"/>
    <style:style style:name="ce133" style:family="table-cell" style:parent-style-name="CalcResultScientific">
      <style:text-properties style:font-name="DejaVu Sans2" style:font-name-asian="DejaVu Sans2" style:font-name-complex="DejaVu Sans2"/>
    </style:style>
    <style:style style:name="ce44" style:family="table-cell" style:parent-style-name="Calc">
      <style:text-properties style:font-name="DejaVu Sans2" style:font-name-complex="DejaVu Sans2"/>
    </style:style>
    <style:style style:name="ce136" style:family="table-cell" style:parent-style-name="CalcResultScientific"/>
    <style:style style:name="ce46" style:family="table-cell" style:parent-style-name="Calc"/>
    <style:style style:name="ce47" style:family="table-cell" style:parent-style-name="CalcResult"/>
    <style:style style:name="ce48" style:family="table-cell" style:parent-style-name="CalcBoxBottom"/>
    <style:style style:name="ce49" style:family="table-cell" style:parent-style-name="CalcResultScientific"/>
    <style:style style:name="ce153" style:family="table-cell" style:parent-style-name="CalcResult" style:data-style-name="N0"/>
    <style:style style:name="ce51" style:family="table-cell" style:parent-style-name="CalcResult"/>
    <style:style style:name="ce159" style:family="table-cell" style:parent-style-name="CalcResult"/>
    <style:style style:name="ce53" style:family="table-cell" style:parent-style-name="Input"/>
    <style:style style:name="ce164" style:family="table-cell" style:parent-style-name="CalcResult">
      <style:text-properties style:font-name="DejaVu Sans2" style:font-name-complex="DejaVu Sans2"/>
    </style:style>
    <style:style style:name="ce174" style:family="table-cell" style:parent-style-name="Calc">
      <style:text-properties style:font-name="DejaVu Sans2" style:font-name-complex="DejaVu Sans2"/>
    </style:style>
    <style:style style:name="ce178" style:family="table-cell" style:parent-style-name="Calc">
      <style:text-properties style:font-name="DejaVu Sans2" style:font-name-complex="DejaVu Sans2"/>
    </style:style>
    <style:style style:name="ce57" style:family="table-cell" style:parent-style-name="CalcBoxBottom"/>
    <style:style style:name="ce58" style:family="table-cell" style:parent-style-name="CalcResult"/>
    <style:style style:name="ce59" style:family="table-cell" style:parent-style-name="CalcResultScientific"/>
    <style:style style:name="ce60" style:family="table-cell" style:parent-style-name="CalcResult"/>
    <style:style style:name="ce61" style:family="table-cell" style:parent-style-name="CalcResult" style:data-style-name="N0"/>
    <style:style style:name="ce62" style:family="table-cell" style:parent-style-name="CalcResultScientific"/>
    <style:style style:name="ce63" style:family="table-cell" style:parent-style-name="CalcResult"/>
    <style:style style:name="ce192" style:family="table-cell" style:parent-style-name="CalcSeparator"/>
    <style:style style:name="ce65" style:family="table-cell" style:parent-style-name="Calc"/>
    <style:style style:name="ce66" style:family="table-cell" style:parent-style-name="CalcBoxBottom"/>
    <style:style style:name="ce207" style:family="table-cell" style:parent-style-name="Calc" style:data-style-name="N0"/>
    <style:style style:name="ce68" style:family="table-cell" style:parent-style-name="CalcBoxBottom" style:data-style-name="N0"/>
    <style:style style:name="ce217" style:family="table-cell" style:parent-style-name="Input">
      <style:map style:condition="cell-content()&lt;0" style:apply-style-name="CalcError" style:base-cell-address="Travel.C25"/>
    </style:style>
    <style:style style:name="ce218" style:family="table-cell" style:parent-style-name="Calc">
      <style:map style:condition="cell-content()&lt;0" style:apply-style-name="CalcError" style:base-cell-address="Travel.C25"/>
    </style:style>
    <style:style style:name="ce219" style:family="table-cell" style:parent-style-name="CalcResultScientific"/>
    <style:style style:name="ce220" style:family="table-cell" style:parent-style-name="CalcResult" style:data-style-name="N0"/>
    <style:style style:name="ce75" style:family="table-cell" style:parent-style-name="Calc"/>
    <style:style style:name="ce222" style:family="table-cell" style:parent-style-name="CalcResult" style:data-style-name="N0"/>
    <style:style style:name="ce223" style:family="table-cell" style:parent-style-name="CalcResultScientific"/>
    <style:style style:name="ce224" style:family="table-cell" style:parent-style-name="CalcResult"/>
    <style:style style:name="ce225" style:family="table-cell" style:parent-style-name="CalcResult"/>
    <style:style style:name="ce226" style:family="table-cell" style:parent-style-name="CalcResult" style:data-style-name="N0"/>
    <style:style style:name="ce227" style:family="table-cell" style:parent-style-name="CalcResult"/>
    <style:style style:name="ce228"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69"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69"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69"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69"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69"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4">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1" table:formula="of:=IF([.E29] &gt;= 1000; FIXED([.E29]; 0); ROUND([.E29]; 2))" office:value-type="float" office:value="85.51" calcext:value-type="float">
            <text:p>85,51</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1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8"/>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5"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5"/>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2"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12] / 1000; 0)" office:value-type="string" office:string-value="6.372" calcext:value-type="string">
            <text:p>6.372</text:p>
          </table:table-cell>
          <table:table-cell table:style-name="Calc" office:value-type="string" calcext:value-type="string">
            <text:p>km</text:p>
          </table:table-cell>
          <table:table-cell table:style-name="CalcResult" table:formula="of:=FIXED([.C12] / EarthRadius; 2)" office:value-type="string" office:string-value="1,00" calcext:value-type="string">
            <text:p>1,00</text:p>
          </table:table-cell>
          <table:table-cell table:style-name="ce97" office:value-type="string" calcext:value-type="string">
            <text:p>× ⊕</text:p>
          </table:table-cell>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13]; 2)" office:value-type="float" office:value="9.82" calcext:value-type="float">
            <text:p>9,82</text:p>
          </table:table-cell>
          <table:table-cell table:style-name="Calc" office:value-type="string" calcext:value-type="string">
            <text:p>m/s² or</text:p>
          </table:table-cell>
          <table:table-cell table:style-name="ce89"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14]; 0)" office:value-type="string" office:string-value="11.185" calcext:value-type="string">
            <text:p>11.185</text:p>
          </table:table-cell>
          <table:table-cell table:style-name="Calc" office:value-type="string" calcext:value-type="string">
            <text:p>m/s</text:p>
          </table:table-cell>
          <table:table-cell table:style-name="CalcResult" table:formula="of:=FIXED([.C14]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9"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4"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4"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4"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84"/>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4" office:value-type="string" calcext:value-type="string">
            <text:p>lux or</text:p>
          </table:table-cell>
          <table:table-cell table:style-name="CalcResult" table:formula="of:=FIXED([.H17]; 2)" office:value-type="string" office:string-value="-12,74" calcext:value-type="string">
            <text:p>-12,74</text:p>
          </table:table-cell>
          <table:table-cell table:style-name="ce8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0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2" table:formula="of:=COM.MICROSOFT.CONCAT(FIXED([.E32]; 0); &quot;d &quot;; [.F32]; &quot;h &quot;; [.G32]; &quot;m &quot;; [.H32]; &quot;s&quot;)" office:value-type="string" office:string-value="27d 10h 50m 39s" calcext:value-type="string">
            <text:p>27d 10h 50m 39s</text:p>
          </table:table-cell>
          <table:table-cell table:style-name="ce3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12" office:value-type="string" calcext:value-type="string">
            <text:p>M☉, equivalent to</text:p>
          </table:table-cell>
          <table:table-cell table:style-name="ce11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06" table:formula="of:=COM.MICROSOFT.IFS([.G11] &lt; 10; ROUND([.G11]; 4); [.G11] &lt; 100; ROUN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1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06" table:formula="of:=COM.MICROSOFT.IFS([.G12] &lt; 10; ROUND([.G12]; 4); [.G12] &lt; 100; ROUN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1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06" table:formula="of:=COM.MICROSOFT.IFS([.G13] &lt; 10; ROUND([.G13]; 4); [.G13] &lt; 100; ROUN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1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07"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14"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0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3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3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3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3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3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3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3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3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7"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7"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9" table:formula="of:=[.G28]" office:value-type="float" office:value="4.8E+017" calcext:value-type="float">
            <text:p>4,80E+17</text:p>
          </table:table-cell>
          <table:table-cell table:style-name="Calc" office:value-type="string" calcext:value-type="string">
            <text:p>kg, corresponding to</text:p>
          </table:table-cell>
          <table:table-cell table:style-name="ce4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9"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9"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9"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9"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9"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9"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9" table:formula="of:=IF([.G34] &lt; 10^9; FIXED([.G34]; 2); [.G34])" office:value-type="float" office:value="793650793650794" calcext:value-type="float">
            <text:p>7,94E+14</text:p>
          </table:table-cell>
          <table:table-cell table:style-name="ce84" office:value-type="string" calcext:value-type="string">
            <text:p>× Hiroshima bomb or</text:p>
          </table:table-cell>
          <table:table-cell table:style-name="ce49"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9"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9" table:formula="of:=IF([.H35] &lt; 10^9; FIXED([.H35]; 2); [.H35])" office:value-type="string" office:string-value="5.000,00" calcext:value-type="string">
            <text:p>5.000,00</text:p>
          </table:table-cell>
          <table:table-cell table:style-name="ce8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9" table:formula="of:=IF([.G36] &lt; 10^9; FIXED([.G36]; 2); [.G36])" office:value-type="string" office:string-value="0,40" calcext:value-type="string">
            <text:p>0,40</text:p>
          </table:table-cell>
          <table:table-cell table:style-name="ce98" office:value-type="string" calcext:value-type="string">
            <text:p>× Moon destruction or</text:p>
          </table:table-cell>
          <table:table-cell table:style-name="ce49" table:formula="of:=IF([.H36] &lt; 10^9; FIXED([.H36]; 2); [.H36])" office:value-type="string" office:string-value="0,00" calcext:value-type="string">
            <text:p>0,00</text:p>
          </table:table-cell>
          <table:table-cell table:style-name="ce9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9" table:formula="of:=IF([.G37] &lt; 10^9; FIXED([.G37]; 2); [.G37])" office:value-type="string" office:string-value="0,00" calcext:value-type="string">
            <text:p>0,00</text:p>
          </table:table-cell>
          <table:table-cell table:style-name="ce98" office:value-type="string" calcext:value-type="string">
            <text:p>× Jupiter destruction or</text:p>
          </table:table-cell>
          <table:table-cell table:style-name="ce49" table:formula="of:=IF([.H37] &lt; 10^9; FIXED([.H37]; 2); [.H37])" office:value-type="string" office:string-value="0,00" calcext:value-type="string">
            <text:p>0,00</text:p>
          </table:table-cell>
          <table:table-cell table:style-name="ce9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3" office:value-type="float" office:value="1" calcext:value-type="float">
            <text:p>1</text:p>
          </table:table-cell>
          <table:table-cell table:style-name="Calc" office:value-type="string" calcext:value-type="string">
            <text:p>g, or</text:p>
          </table:table-cell>
          <table:table-cell table:style-name="ce5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4"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7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78"/>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7"/>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0] &lt; 10; ROUND([.E20]; 4); [.E20] &lt; 100; ROUND([.E20]; 2); [.E20] &lt; 10^9; FIXED([.E20]; 0); [.E20] &gt;= 10^9; [.E20])" office:value-type="string" office:string-value="78.337" calcext:value-type="string">
            <text:p>78.337</text:p>
          </table:table-cell>
          <table:table-cell table:style-name="ce8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1] &lt; 10; ROUND([.E21]; 4); [.E21] &lt; 100; ROUND([.E21]; 2); [.E21] &lt; 10^9; FIXED([.E21]; 0); [.E21] &gt;= 10^9; [.E21])" office:value-type="string" office:string-value="6.229" calcext:value-type="string">
            <text:p>6.229</text:p>
          </table:table-cell>
          <table:table-cell table:style-name="ce8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2] &lt; 10; ROUND([.E22]; 4); [.E22] &lt; 100; ROUND([.E22]; 2); [.E22] &lt; 10^9; FIXED([.E22]; 0); [.E22] &gt;= 10^9; [.E22])" office:value-type="string" office:string-value="1.502" calcext:value-type="string">
            <text:p>1.502</text:p>
          </table:table-cell>
          <table:table-cell table:style-name="ce8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3] &lt; 10; ROUND([.E23]; 4); [.E23] &lt; 100; ROUND([.E23]; 2); [.E23] &lt; 10^9; FIXED([.E23]; 0); [.E23] &gt;= 10^9; [.E23])" office:value-type="float" office:value="0" calcext:value-type="float">
            <text:p>0</text:p>
          </table:table-cell>
          <table:table-cell table:style-name="ce8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4] &lt; 10; ROUND([.E24]; 4); [.E24] &lt; 100; ROUND([.E24]; 2); [.E24] &lt; 10^9; FIXED([.E24]; 0); [.E24] &gt;= 10^9; [.E24])" office:value-type="float" office:value="0" calcext:value-type="float">
            <text:p>0</text:p>
          </table:table-cell>
          <table:table-cell table:style-name="ce8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2"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25"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2"/>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5"/>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5" office:value-type="string" calcext:value-type="string">
            <text:p>parsec =</text:p>
          </table:table-cell>
          <table:table-cell table:style-name="ce225"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7" office:value-type="string" calcext:value-type="string">
            <text:p>parsec/h =</text:p>
          </table:table-cell>
          <table:table-cell table:style-name="ce226"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9"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0"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6"/>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8"/>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2" table:formula="of:=ROUND([.E38]; 4)" office:value-type="float" office:value="1.1547" calcext:value-type="float">
            <text:p>1,1547</text:p>
          </table:table-cell>
          <table:table-cell table:style-name="ce84"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2" table:formula="of:=ROUND(1 / [.E38]; 4)" office:value-type="float" office:value="0.866" calcext:value-type="float">
            <text:p>0,866</text:p>
          </table:table-cell>
          <table:table-cell table:style-name="ce84"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27"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27"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24"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7" office:value-type="float" office:value="11200" calcext:value-type="float">
            <text:p>11200</text:p>
          </table:table-cell>
          <table:table-cell table:style-name="Calc" office:value-type="string" calcext:value-type="string">
            <text:p>m/s or</text:p>
          </table:table-cell>
          <table:table-cell table:style-name="ce224"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7" office:value-type="float" office:value="49" calcext:value-type="float">
            <text:p>49</text:p>
          </table:table-cell>
          <table:table-cell table:style-name="Calc" office:value-type="string" calcext:value-type="string">
            <text:p>m/s² or</text:p>
          </table:table-cell>
          <table:table-cell table:style-name="ce224"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8"/>
          <table:table-cell table:style-name="Calc"/>
          <table:table-cell table:style-name="ce228"/>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23" table:formula="of:=IF([.G58] &lt; 10^9; FIXED([.G58]; 0); [.G58])" office:value-type="string" office:string-value="229" calcext:value-type="string">
            <text:p>229</text:p>
          </table:table-cell>
          <table:table-cell table:style-name="ce228" office:value-type="string" calcext:value-type="string">
            <text:p>s or</text:p>
          </table:table-cell>
          <table:table-cell table:style-name="ce224"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24" table:formula="of:=IF([.G59] &lt; 10^9; FIXED([.G59]; 0); [.G59])" office:value-type="string" office:string-value="1.280.000" calcext:value-type="string">
            <text:p>1.280.000</text:p>
          </table:table-cell>
          <table:table-cell table:style-name="ce228" office:value-type="string" calcext:value-type="string">
            <text:p>m or</text:p>
          </table:table-cell>
          <table:table-cell table:style-name="ce224"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3:56:28.85342066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00" meta:object-count="0"/>
  </office:meta>
</office:document-meta>
</file>